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24-01-0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216" calcext:value-type="float">
            <text:p>51.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23-01-23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344" calcext:value-type="float">
            <text:p>52.2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22-01-1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21-03-29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8864" calcext:value-type="float">
            <text:p>47.2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20-01-0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19-01-1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18-01-0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17-01-1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16-08-29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16-01-05 0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15-01-0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14-01-0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1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1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1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1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0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05-01-1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0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0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0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0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28</text:p>
          </table:table-cell>
          <table:table-cell office:value-type="string" calcext:value-type="string">
            <text:p>MM33928</text:p>
          </table:table-cell>
          <table:table-cell office:value-type="string" calcext:value-type="string">
            <text:p>200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